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07e1" officeooo:paragraph-rsid="002007e1"/>
    </style:style>
    <style:style style:name="P2" style:family="paragraph" style:parent-style-name="Standard">
      <style:text-properties officeooo:rsid="00227abe" officeooo:paragraph-rsid="00227abe"/>
    </style:style>
    <style:style style:name="P3" style:family="paragraph" style:parent-style-name="Standard">
      <style:text-properties officeooo:rsid="002344c4" officeooo:paragraph-rsid="002344c4"/>
    </style:style>
    <style:style style:name="P4" style:family="paragraph" style:parent-style-name="Standard">
      <style:text-properties officeooo:rsid="00241c59" officeooo:paragraph-rsid="00241c59"/>
    </style:style>
    <style:style style:name="P5" style:family="paragraph" style:parent-style-name="Standard">
      <style:text-properties officeooo:rsid="0025ae0c" officeooo:paragraph-rsid="0025ae0c"/>
    </style:style>
    <style:style style:name="P6" style:family="paragraph" style:parent-style-name="Standard">
      <style:text-properties officeooo:rsid="0025ae0c" officeooo:paragraph-rsid="0025ae0c"/>
    </style:style>
    <style:style style:name="P7" style:family="paragraph" style:parent-style-name="Standard">
      <style:text-properties officeooo:rsid="002761f8" officeooo:paragraph-rsid="002761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ory</text:p>
      <text:p text:style-name="P1">chapter three…</text:p>
      <text:p text:style-name="P1"/>
      <text:p text:style-name="P1"/>
      <text:p text:style-name="P2">Sampling</text:p>
      <text:p text:style-name="P2">Sampling the set of measurements is often performed to accelerate the alignment between two</text:p>
      <text:p text:style-name="P2">datasets. When the datasets are large, a sampling stage may help in reducing the total amount of</text:p>
      <text:p text:style-name="P2">characteristic points to handle, and consequently the number of operations is less memory con-</text:p>
      <text:p text:style-name="P2">suming. This is particularly the case for feature based methods which require feature extraction</text:p>
      <text:p text:style-name="P2">algorithms in order to have a more manageable dataset and they get a rid of measurements. Several</text:p>
      <text:p text:style-name="P2">strategies can be performed and they can categorized depending on how points are selected [73].</text:p>
      <text:p text:style-name="P2">The selection can be done by randomly or uniformly by selecting keypoints based on their metric</text:p>
      <text:p text:style-name="P2">properties at each iteration or by pre-selecting before the iterative loop. Furthermore, the selec-</text:p>
      <text:p text:style-name="P2">tion of keypoints can be performed manually or automatically and they can be represented here as</text:p>
      <text:p text:style-name="P2">M s ⊂ M. It can be mentioned here that dense regist</text:p>
      <text:p text:style-name="P2"/>
      <text:p text:style-name="P2"/>
      <text:p text:style-name="P2">Weighting</text:p>
      <text:p text:style-name="P2">While acquiring sets of measurements, incorrect data can be registered and they might not have a</text:p>
      <text:p text:style-name="P2">correspondence in other datasets (partial overlapping between sets). In statistics, the term outliers</text:p>
      <text:p text:style-name="P2">is used to identify these points that cannot be paired or are wrongly paired. Generally, outliers</text:p>
      <text:p text:style-name="P2">correspond to occlusions, illumination changes, noise in images, etc. and they are an important</text:p>
      <text:p text:style-name="P2">source of error in the matching step, reducing notably the performance of the method.</text:p>
      <text:p text:style-name="P2"/>
      <text:p text:style-name="P2"/>
      <text:p text:style-name="P2">In order to make the error function more robust, outliers are indentified and removed from the</text:p>
      <text:p text:style-name="P2">list of matches. For this purpose, the weights ρ i are scalars that are stacked in the error function to</text:p>
      <text:p text:style-name="P2">increase or decrease their influence in the error function as:</text:p>
      <text:p text:style-name="P2">E(x) =</text:p>
      <text:p text:style-name="P2">N</text:p>
      <text:p text:style-name="P2">X</text:p>
      <text:p text:style-name="P2">ρ i (e i )</text:p>
      <text:p text:style-name="P2">(2.14)</text:p>
      <text:p text:style-name="P2">i=1</text:p>
      <text:p text:style-name="P2">Robust techniques such as the least median squares (LMS) [56], least trimmed squares</text:p>
      <text:p text:style-name="P2">(LTS) [17], random sample and consensus (RANSAC) [22], the Hough transform or M-</text:p>
      <text:p text:style-name="P2">estimation [36] are extensively used to reject outliers (See Figure 2.10). Therefore, a brief in-</text:p>
      <text:p text:style-name="P2">troduction of these strategies will be shown in the following.</text:p>
      <text:p text:style-name="P2">Least median squares</text:p>
      <text:p text:style-name="P2">A robust technique used to reject outliers is LMS estimation, which selects a sample from the</text:p>
      <text:p text:style-name="P2">dataset and estimates a solution based on the point pairs by solving the non-linear error func-</text:p>
      <text:p text:style-name="P2">tion (2.8) which is assumed to have a Gaussian distribution with zero mean. The median is effi-</text:p>
      <text:p text:style-name="P2">cient at discarding strongly deviating outliers, therefore, the LMS and LTS replaces the mean by</text:p>
      <text:p text:style-name="P2">the median of the residuals as:</text:p>
      <text:p text:style-name="P2">#</text:p>
      <text:p text:style-name="P2">#</text:p>
      <text:p text:style-name="P2">(2.15)</text:p>
      <text:p text:style-name="P2">min med ||e i || 2</text:p>
      <text:p text:style-name="P2">i</text:p>
      <text:p text:style-name="P2">The main difference between LTS and LMS is that LMS finds the median without ordering squared</text:p>
      <text:p text:style-name="P2">residuals. LTS identifies the data points with the largest residuals to be omitted and it has demon-</text:p>
      <text:p text:style-name="P2">strated a better convergence and a smoother objective function, which makes it more suitable for</text:p>
      <text:p text:style-name="P2"><text:soft-page-break/>iterative methods. A comparative survey between both strategies has been done in [17].</text:p>
      <text:p text:style-name="P2">RANSAC</text:p>
      <text:p text:style-name="P2">The random sample consensus (RANSAC) is an iterative method for robust fitting of models in the</text:p>
      <text:p text:style-name="P2">presence of a large number of outliers (more than 50%). Its implementation is very simple since</text:p>
      <text:p text:style-name="P2">it maximizes the number of data within a defined distance threshold τ as e 2 i ≤ τ 2 . If the error is</text:p>
      <text:p text:style-name="P2"/>
      <text:p text:style-name="P2"/>
      <text:p text:style-name="P3">As a randomized algorithm, RANSAC is tested as follows:</text:p>
      <text:p text:style-name="P3">1. A model is fitted to the randomly sampled subset (At least 2 points in the subset).</text:p>
      <text:p text:style-name="P3">2. Test the model against all the other candidate pairs and determine the set of inliers within a</text:p>
      <text:p text:style-name="P3">distance τ of the model.</text:p>
      <text:p text:style-name="P3">3. Repeat from 1.</text:p>
      <text:p text:style-name="P3">The procedure terminates when the percentage of inliers is below a certain threshold or after</text:p>
      <text:p text:style-name="P3">N trials.</text:p>
      <text:p text:style-name="P3"/>
      <text:p text:style-name="P3"/>
      <text:p text:style-name="P3"/>
      <text:p text:style-name="P4">Global pose estimation framework</text:p>
      <text:p text:style-name="P4">Global pose estimation was introduced to obtain a coarse alignment between scan pairs in an</text:p>
      <text:p text:style-name="P4">arbitrary initial positions. Most global alignment methods in the literature rely on point-pair cor-</text:p>
      <text:p text:style-name="P4">respondences, which can require manual or automatic selection of good correspondences and a</text:p>
      <text:p text:style-name="P4">robust estimator to reject outliers. This is not too different from local approaches, and feature-</text:p>
      <text:p text:style-name="P4">based global approaches can be seen as a local approach with an extended convergence rate that</text:p>
      <text:p text:style-name="P4">focuses in the matching stage [92, 35, 24, 54, 27, 52, 6, 12, 74, 2]. If good matches are found,</text:p>
      <text:p text:style-name="P4">then the error function (2.8) can be solved in few steps by minimizing over the point-pair corre-</text:p>
      <text:p text:style-name="P4">spondences and it can be validated in the entire datasets. However, feature extraction can demand</text:p>
      <text:p text:style-name="P4">a high computational cost, local minima still can be reached if inconsistent correspondences are</text:p>
      <text:p text:style-name="P4">found and its performance drops with noisy data.</text:p>
      <text:p text:style-name="P4">One of the simplest global approaches involves shifting the centroids of the pointclouds to the</text:p>
      <text:p text:style-name="P4">origin of the coordinate system and statistical methods such as the Principal Component Analysis</text:p>
      <text:p text:style-name="P4">(PCA) algorithm can estimate an initial orientation by bringing out strong patterns in a dataset. The</text:p>
      <text:p text:style-name="P4">PCA algorithm has limitations for the 3D registration, such as 180 degrees ambiguity or eigenval-</text:p>
      <text:p text:style-name="P4">ues similar in value (axis may switch). Additionally, PCA requires a high overlap between datasets</text:p>
      <text:p text:style-name="P4">and noisy values can change the direction of the estimated principal axes.</text:p>
      <text:p text:style-name="P4">Global registration methods that pre-select correspondences differ in how the matches are esti-</text:p>
      <text:p text:style-name="P4">mated and they are often refined by a local method such as Point-to-point ICP. In [92], the matching</text:p>
      <text:p text:style-name="P4">stage is performed by using the Fast Point Feature Histogram (FPFH) which is a method that ob-</text:p>
      <text:p text:style-name="P4">tain a faster alignment by aligning only good pre-computed correspondences in the iterative loop</text:p>
      <text:p text:style-name="P4">without using a local approach for refinemen</text:p>
      <text:p text:style-name="P4"/>
      <text:p text:style-name="P4"/>
      <text:p text:style-name="P4"/>
      <text:p text:style-name="P5">RGB-D sensors</text:p>
      <text:p text:style-name="P5">The availability of RGB-D sensors have provided the possibility to acquire color and depth infor-</text:p>
      <text:p text:style-name="P5">mation simultaneously at a considerable high framerate, which has been useful for real-time pose</text:p>
      <text:p text:style-name="P5">estimation. Ranging sensors such as stereo systems, infrared cameras or 3D laser scanners provide</text:p>
      <text:p text:style-name="P5">a direct estimation of the distance between the camera and an object. They are commonly fused</text:p>
      <text:p text:style-name="P5">with high resolution cameras for texturing pointclouds. Sensors such as the Photonic Mixer De-</text:p>
      <text:p text:style-name="P5">vice (PMD) SR4000 or PMD Camboard pico series, use infrared (IR) technology to estimate depth</text:p>
      <text:p text:style-name="P5">measurements by modulating the IR frequency. Depth sensors such as the ZED or ENSENSO 3D</text:p>
      <text:p text:style-name="P5">can estimate distance by computing the disparity map of a camera stereo system, while LIDAR</text:p>
      <text:p text:style-name="P5">(Light Imaging Detection And Ranging) devices can provide 3D coordinates of a point by using a</text:p>
      <text:p text:style-name="P5"><text:soft-page-break/>finer laser beam combined with a scanning form as rotating mirrors or pant-tilt systems.</text:p>
      <text:p text:style-name="P5">(a) IR cameras</text:p>
      <text:p text:style-name="P5">(b) Stereo system</text:p>
      <text:p text:style-name="P5">(c) LIDAR</text:p>
      <text:p text:style-name="P5">Figure 3.2: Depth sensors. (a) PMD Camboard pico Max and Monster (b) ZED (c) Vedolyne LIDAR</text:p>
      <text:p text:style-name="P5">Generally, embedded RGB-D sensors such as the Microsoft Kinect, Asus Xtion or Intel Re-</text:p>
      <text:p text:style-name="P5">alSense technologies have integrated color cameras along with infrared sensors to estimate depth</text:p>
      <text:p text:style-name="P5">with two technologies: time-of-flight (ToF) and structured-light (SL) (Figure 3.4). A detailed com-</text:p>
      <text:p text:style-name="P5">parison between both technologies can be found in [76] and a list of RGB-D sensors widely used</text:p>
      <text:p text:style-name="P5">in robotics can be found in Appendix A.1. These two technologies have been recently integrated</text:p>
      <text:p text:style-name="P5">Generally, embedded RGB-D sensors such as the Microsoft Kinect, Asus Xtion or Intel Re-</text:p>
      <text:p text:style-name="P5">alSense technologies have integrated color cameras along with infrared sensors to estimate depth</text:p>
      <text:p text:style-name="P5">with two technologies: time-of-flight (ToF) and structured-light (SL) (Figure 3.4). A detailed com-</text:p>
      <text:p text:style-name="P5">parison between both technologies can be found in [76] and a list of RGB-D sensors widely used</text:p>
      <text:p text:style-name="P5">in robotics can be found in Appendix A.1. These two technologies have been recently integrated</text:p>
      <text:p text:style-name="P5">in smartphones (Figure 3.3) and used for augmented reality experiences and 3D mapping. Ex-</text:p>
      <text:p text:style-name="P5">amples as Asus Zenfone AR and Lenovo Phab2 Pro employ the Google Tango technology which</text:p>
      <text:p text:style-name="P5">incorporates a RGB-D sensor system (along with other sensors such as IMU and GPS).</text:p>
      <text:p text:style-name="P5"/>
      <text:p text:style-name="P7">The working principle of the time-of-flight technology to estimate distance is by measuring the</text:p>
      <text:p text:style-name="P7">time that the light needs to travel from the light source to the object and back to the camera where</text:p>
      <text:p text:style-name="P7">the entire scene is captured with each light pulse. The scene is illuminated with a modulated light</text:p>
      <text:p text:style-name="P7">source (near-infrared range 850nm) and an imaging sensor that responds to the same spectrum</text:p>
      <text:p text:style-name="P7">receives the light and it digitalize the signal. In ToF sensors, distance is measured for every pixel</text:p>
      <text:p text:style-name="P7">in a 2D array. The depth information is obtained by measuring the reflected component of the</text:p>
      <text:p text:style-name="P7">light (the light entering the sensor has an ambient component and a reflected component) which is</text:p>
      <text:p text:style-name="P7">acquired by modulating a continuous-wave in the light emitter (light source is pulsed) typically as</text:p>
      <text:p text:style-name="P7">a sinusoid or square wave (Figure 3.5). The depth Z k is estimated as follow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6T20:09:22.251427148</meta:creation-date>
    <meta:generator>LibreOffice/5.1.6.2$Linux_X86_64 LibreOffice_project/10m0$Build-2</meta:generator>
    <dc:date>2019-03-26T22:32:04.224198555</dc:date>
    <meta:editing-duration>PT27M42S</meta:editing-duration>
    <meta:editing-cycles>5</meta:editing-cycles>
    <meta:document-statistic meta:table-count="0" meta:image-count="0" meta:object-count="0" meta:page-count="3" meta:paragraph-count="117" meta:word-count="1418" meta:character-count="8598" meta:non-whitespace-character-count="7297"/>
  </office:meta>
</office:document-meta>
</file>